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c17c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c72e9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e1ce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ae9ba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e9091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36a2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d75eb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d8b9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81a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f93e0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fdc47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22767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276f5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0ca1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3542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4d2b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4fc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28d9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3b3c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de5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524b7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53adb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5b4b4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fbe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49a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1a12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48f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c1578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a735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87e5b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4f32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39aa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085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ce8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39f6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dee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3895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201f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2c24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ffcd9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204b5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2eb41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3663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3b816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464d7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3" style:family="paragraph" style:parent-style-name="Standard" style:list-style-name="L1">
      <style:text-properties fo:color="#333333" style:font-name="標楷體1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3449857d"/>
    </style:style>
    <style:style style:name="T3" style:family="text">
      <style:text-properties style:text-underline-style="solid" style:text-underline-width="auto" style:text-underline-color="font-color" officeooo:rsid="0a6d63ec"/>
    </style:style>
    <style:style style:name="T4" style:family="text">
      <style:text-properties style:text-underline-style="solid" style:text-underline-width="auto" style:text-underline-color="font-color" officeooo:rsid="34c2c6a9"/>
    </style:style>
    <style:style style:name="T5" style:family="text">
      <style:text-properties style:text-underline-style="solid" style:text-underline-width="auto" style:text-underline-color="font-color" officeooo:rsid="2f7a955a"/>
    </style:style>
    <style:style style:name="T6" style:family="text">
      <style:text-properties style:text-underline-style="solid" style:text-underline-width="auto" style:text-underline-color="font-color" officeooo:rsid="2a54d6c6"/>
    </style:style>
    <style:style style:name="T7" style:family="text">
      <style:text-properties style:text-underline-style="none"/>
    </style:style>
    <style:style style:name="T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9be6fe" style:font-style-asian="normal" style:text-emphasize="none"/>
    </style:style>
    <style:style style:name="T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06f3b4a" style:font-style-asian="normal" style:text-emphasize="none"/>
    </style:style>
    <style:style style:name="T1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b2e013a" style:font-style-asian="normal" style:text-emphasize="none"/>
    </style:style>
    <style:style style:name="T1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1faa405" style:font-style-asian="normal" style:text-emphasize="none"/>
    </style:style>
    <style:style style:name="T12" style:family="text">
      <style:text-properties style:text-outline="false" style:text-line-through-style="none" style:text-line-through-type="none" style:text-position="0% 100%" style:font-name="標楷體1" fo:font-style="normal" fo:text-shadow="none" style:font-style-asian="normal" style:text-emphasize="none"/>
    </style:style>
    <style:style style:name="T13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style-asian="normal" style:text-emphasize="none"/>
    </style:style>
    <style:style style:name="T14" style:family="text">
      <style:text-properties style:text-outline="false" style:text-line-through-style="none" style:text-line-through-type="none" style:text-position="0% 100%" style:font-name="標楷體1" fo:font-style="normal" fo:text-shadow="none" officeooo:rsid="1c90e499" style:font-style-asian="normal" style:text-emphasize="none"/>
    </style:style>
    <style:style style:name="T15" style:family="text">
      <style:text-properties style:text-outline="false" style:text-line-through-style="none" style:text-line-through-type="none" style:text-position="0% 100%" style:font-name="標楷體1" fo:font-style="normal" fo:text-shadow="none" officeooo:rsid="376c64b1" style:font-style-asian="normal" style:text-emphasize="none"/>
    </style:style>
    <style:style style:name="T16" style:family="text">
      <style:text-properties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7" style:family="text">
      <style:text-properties style:text-outline="false" style:text-line-through-style="none" style:text-line-through-type="none" style:text-position="0% 100%" style:font-name="標楷體1" fo:font-style="normal" fo:text-shadow="none" officeooo:rsid="4c43b58b" style:font-style-asian="normal" style:text-emphasize="none"/>
    </style:style>
    <style:style style:name="T18" style:family="text">
      <style:text-properties style:text-outline="false" style:text-line-through-style="none" style:text-line-through-type="none" style:text-position="0% 100%" style:font-name="標楷體1" fo:font-style="normal" fo:text-shadow="none" officeooo:rsid="4225126e" style:font-style-asian="normal" style:text-emphasize="none"/>
    </style:style>
    <style:style style:name="T19" style:family="text">
      <style:text-properties style:text-outline="false" style:text-line-through-style="none" style:text-line-through-type="none" style:text-position="0% 100%" style:font-name="標楷體1" fo:font-style="normal" fo:text-shadow="none" officeooo:rsid="420a7ee4" style:font-style-asian="normal" style:text-emphasize="none"/>
    </style:style>
    <style:style style:name="T20" style:family="text">
      <style:text-properties style:text-outline="false" style:text-line-through-style="none" style:text-line-through-type="none" style:text-position="0% 100%" style:font-name="標楷體1" fo:font-style="normal" fo:text-shadow="none" officeooo:rsid="307d321c" style:font-style-asian="normal" style:text-emphasize="none"/>
    </style:style>
    <style:style style:name="T21" style:family="text">
      <style:text-properties style:text-outline="false" style:text-line-through-style="none" style:text-line-through-type="none" style:text-position="0% 100%" style:font-name="標楷體1" fo:font-style="normal" fo:text-shadow="none" officeooo:rsid="3b26cf27" style:font-style-asian="normal" style:text-emphasize="none"/>
    </style:style>
    <style:style style:name="T22" style:family="text">
      <style:text-properties style:text-outline="false" style:text-line-through-style="none" style:text-line-through-type="none" style:text-position="0% 100%" style:font-name="標楷體1" fo:font-style="normal" fo:text-shadow="none" officeooo:rsid="4221992b" style:font-style-asian="normal" style:text-emphasize="none"/>
    </style:style>
    <style:style style:name="T23" style:family="text">
      <style:text-properties style:text-outline="false" style:text-line-through-style="none" style:text-line-through-type="none" style:text-position="0% 100%" style:font-name="標楷體1" fo:font-style="normal" fo:text-shadow="none" officeooo:rsid="2f7a955a" style:font-style-asian="normal" style:text-emphasize="none"/>
    </style:style>
    <style:style style:name="T24" style:family="text">
      <style:text-properties style:text-outline="false" style:text-line-through-style="none" style:text-line-through-type="none" style:text-position="0% 100%" style:font-name="標楷體1" fo:font-style="normal" fo:text-shadow="none" officeooo:rsid="2a43213f" style:font-style-asian="normal" style:text-emphasize="none"/>
    </style:style>
    <style:style style:name="T25" style:family="text">
      <style:text-properties style:text-outline="false" style:text-line-through-style="none" style:text-line-through-type="none" style:text-position="0% 100%" style:font-name="標楷體1" fo:font-style="normal" fo:text-shadow="none" officeooo:rsid="41cac6e2" style:font-style-asian="normal" style:text-emphasize="none"/>
    </style:style>
    <style:style style:name="T26" style:family="text">
      <style:text-properties style:text-outline="false" style:text-line-through-style="none" style:text-line-through-type="none" style:text-position="0% 100%" style:font-name="標楷體1" fo:font-style="normal" fo:text-shadow="none" officeooo:rsid="3b283ca3" style:font-style-asian="normal" style:text-emphasize="none"/>
    </style:style>
    <style:style style:name="T27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name-asian="標楷體1" style:font-style-asian="normal" style:text-emphasize="none"/>
    </style:style>
    <style:style style:name="T28" style:family="text">
      <style:text-properties style:text-outline="false" style:text-line-through-style="none" style:text-line-through-type="none" style:text-position="0% 100%" fo:font-style="normal" fo:text-shadow="none" style:text-underline-style="none" style:font-style-asian="normal" style:text-emphasize="none"/>
    </style:style>
    <style:style style:name="T29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style-asian="normal" style:text-emphasize="none"/>
    </style:style>
    <style:style style:name="T30" style:family="text">
      <style:text-properties style:text-outline="false" style:text-line-through-style="none" style:text-line-through-type="none" style:text-position="0% 100%" fo:font-style="normal" fo:text-shadow="none" style:text-underline-style="none" officeooo:rsid="408d524f" style:font-style-asian="normal" style:text-emphasize="none"/>
    </style:style>
    <style:style style:name="T31" style:family="text">
      <style:text-properties style:text-outline="false" style:text-line-through-style="none" style:text-line-through-type="none" style:text-position="0% 100%" fo:font-style="normal" fo:text-shadow="none" style:text-underline-style="none" officeooo:rsid="40b326dd" style:font-style-asian="normal" style:text-emphasize="none"/>
    </style:style>
    <style:style style:name="T32" style:family="text">
      <style:text-properties style:text-outline="false" style:text-line-through-style="none" style:text-line-through-type="none" style:text-position="0% 100%" fo:font-style="normal" fo:text-shadow="none" style:text-underline-style="none" officeooo:rsid="4c43b58b" style:font-style-asian="normal" style:text-emphasize="none"/>
    </style:style>
    <style:style style:name="T33" style:family="text">
      <style:text-properties style:text-outline="false" style:text-line-through-style="none" style:text-line-through-type="none" style:text-position="0% 100%" fo:font-style="normal" fo:text-shadow="none" style:text-underline-style="none" officeooo:rsid="2e2d83da" style:font-style-asian="normal" style:text-emphasize="none"/>
    </style:style>
    <style:style style:name="T34" style:family="text">
      <style:text-properties style:text-outline="false" style:text-line-through-style="none" style:text-line-through-type="none" style:text-position="0% 100%" fo:font-style="normal" fo:text-shadow="none" style:text-underline-style="none" officeooo:rsid="0880e60f" style:font-style-asian="normal" style:text-emphasize="none"/>
    </style:style>
    <style:style style:name="T35" style:family="text">
      <style:text-properties style:text-outline="false" style:text-line-through-style="none" style:text-line-through-type="none" style:text-position="0% 100%" fo:font-style="normal" fo:text-shadow="none" style:text-underline-style="none" officeooo:rsid="41d59a38" style:font-style-asian="normal" style:text-emphasize="none"/>
    </style:style>
    <style:style style:name="T36" style:family="text">
      <style:text-properties style:text-outline="false" style:text-line-through-style="none" style:text-line-through-type="none" style:text-position="0% 100%" fo:font-style="normal" fo:text-shadow="none" style:text-underline-style="none" officeooo:rsid="42cf03bc" style:font-style-asian="normal" style:text-emphasize="none"/>
    </style:style>
    <style:style style:name="T37" style:family="text">
      <style:text-properties style:text-outline="false" style:text-line-through-style="none" style:text-line-through-type="none" style:text-position="0% 100%" fo:font-style="normal" fo:text-shadow="none" style:text-underline-style="none" officeooo:rsid="2f7a955a" style:font-style-asian="normal" style:text-emphasize="none"/>
    </style:style>
    <style:style style:name="T38" style:family="text">
      <style:text-properties style:text-outline="false" style:text-line-through-style="none" style:text-line-through-type="none" style:text-position="0% 100%" fo:font-style="normal" fo:text-shadow="none" style:text-underline-style="none" officeooo:rsid="444c9fb8" style:font-style-asian="normal" style:text-emphasize="none"/>
    </style:style>
    <style:style style:name="T39" style:family="text">
      <style:text-properties style:text-outline="false" style:text-line-through-style="none" style:text-line-through-type="none" style:text-position="0% 100%" fo:font-style="normal" fo:text-shadow="none" style:text-underline-style="none" officeooo:rsid="41d59a38" style:font-style-asian="normal" style:font-style-complex="normal" style:text-emphasize="none"/>
    </style:style>
    <style:style style:name="T40" style:family="text">
      <style:text-properties style:text-outline="false" style:text-line-through-style="none" style:text-line-through-type="none" style:text-position="0% 100%" fo:font-style="normal" fo:text-shadow="none" officeooo:rsid="376c64b1" style:font-style-asian="normal" style:text-emphasize="none"/>
    </style:style>
    <style:style style:name="T41" style:family="text">
      <style:text-properties style:text-outline="false" style:text-line-through-style="none" style:text-line-through-type="none" style:text-position="0% 100%" fo:font-style="normal" fo:text-shadow="none" officeooo:rsid="4c43b58b" style:font-style-asian="normal" style:text-emphasize="none"/>
    </style:style>
    <style:style style:name="T42" style:family="text">
      <style:text-properties style:text-outline="false" style:text-line-through-style="none" style:text-line-through-type="none" style:text-position="0% 100%" fo:font-style="normal" fo:text-shadow="none" officeooo:rsid="4221992b" style:font-style-asian="normal" style:text-emphasize="none"/>
    </style:style>
    <style:style style:name="T43" style:family="text">
      <style:text-properties style:text-outline="false" style:text-line-through-style="none" style:text-line-through-type="none" style:text-position="0% 100%" fo:font-style="normal" fo:text-shadow="none" officeooo:rsid="4225126e" style:font-style-asian="normal" style:text-emphasize="none"/>
    </style:style>
    <style:style style:name="T44" style:family="text">
      <style:text-properties style:text-outline="false" style:text-line-through-style="none" style:text-line-through-type="none" style:text-position="0% 100%" fo:font-style="normal" fo:text-shadow="none" officeooo:rsid="2f7a955a" style:font-style-asian="normal" style:text-emphasize="none"/>
    </style:style>
    <style:style style:name="T45" style:family="text">
      <style:text-properties style:text-outline="false" style:text-line-through-style="none" style:text-line-through-type="none" style:text-position="0% 100%" fo:font-style="normal" fo:text-shadow="none" officeooo:rsid="40815e97" style:font-style-asian="normal" style:text-emphasize="none"/>
    </style:style>
    <style:style style:name="T46" style:family="text">
      <style:text-properties style:text-outline="false" style:text-line-through-style="none" style:text-line-through-type="none" style:text-position="0% 100%" fo:font-style="normal" fo:text-shadow="none" officeooo:rsid="29a0f714" style:font-style-asian="normal" style:text-emphasize="none"/>
    </style:style>
    <style:style style:name="T47" style:family="text">
      <style:text-properties style:text-outline="false" style:text-line-through-style="none" style:text-line-through-type="none" style:text-position="0% 100%" fo:font-style="normal" fo:text-shadow="none" officeooo:rsid="3449857d" style:font-style-asian="normal" style:text-emphasize="none"/>
    </style:style>
    <style:style style:name="T48" style:family="text">
      <style:text-properties style:text-outline="false" style:text-line-through-style="none" style:text-line-through-type="none" style:text-position="0% 100%" fo:font-style="normal" fo:text-shadow="none" officeooo:rsid="35edd6ec" style:font-style-asian="normal" style:text-emphasize="none"/>
    </style:style>
    <style:style style:name="T49" style:family="text">
      <style:text-properties style:text-outline="false" style:text-line-through-style="none" style:text-line-through-type="none" style:text-position="0% 100%" fo:font-style="normal" fo:text-shadow="none" officeooo:rsid="3fa4dedd" style:font-style-asian="normal" style:text-emphasize="none"/>
    </style:style>
    <style:style style:name="T50" style:family="text">
      <style:text-properties style:text-outline="false" style:text-line-through-style="none" style:text-line-through-type="none" style:text-position="0% 100%" fo:font-style="normal" fo:text-shadow="none" officeooo:rsid="41d59a38" style:font-style-asian="normal" style:text-emphasize="none"/>
    </style:style>
    <style:style style:name="T51" style:family="text">
      <style:text-properties style:text-outline="false" style:text-line-through-style="none" style:text-line-through-type="none" style:text-position="0% 100%" fo:font-style="normal" fo:text-shadow="none" officeooo:rsid="2acca8ab" style:font-style-asian="normal" style:text-emphasize="none"/>
    </style:style>
    <style:style style:name="T52" style:family="text">
      <style:text-properties style:text-outline="false" style:text-line-through-style="none" style:text-line-through-type="none" style:text-position="0% 100%" fo:font-style="normal" fo:text-shadow="none" officeooo:rsid="2ae34198" style:font-style-asian="normal" style:text-emphasize="none"/>
    </style:style>
    <style:style style:name="T53" style:family="text">
      <style:text-properties style:text-outline="false" style:text-line-through-style="none" style:text-line-through-type="none" style:text-position="0% 100%" fo:font-style="normal" fo:text-shadow="none" officeooo:rsid="3b283ca3" style:font-style-asian="normal" style:text-emphasize="none"/>
    </style:style>
    <style:style style:name="T54" style:family="text">
      <style:text-properties style:text-outline="false" style:text-line-through-style="none" style:text-line-through-type="none" style:text-position="0% 100%" fo:font-style="normal" fo:text-shadow="none" officeooo:rsid="254b39c8" style:font-style-asian="normal" style:text-emphasize="none"/>
    </style:style>
    <style:style style:name="T55" style:family="text">
      <style:text-properties style:text-outline="false" style:text-line-through-style="none" style:text-line-through-type="none" style:text-position="0% 100%" fo:font-style="normal" fo:text-shadow="none" officeooo:rsid="424f05df" style:font-style-asian="normal" style:text-emphasize="none"/>
    </style:style>
    <style:style style:name="T56" style:family="text">
      <style:text-properties style:text-outline="false" style:text-line-through-style="none" style:text-line-through-type="none" style:text-position="0% 100%" fo:font-style="normal" fo:text-shadow="none" officeooo:rsid="3afd9d17" style:font-style-asian="normal" style:text-emphasize="none"/>
    </style:style>
    <style:style style:name="T57" style:family="text">
      <style:text-properties style:text-outline="false" style:text-line-through-style="none" style:text-line-through-type="none" style:text-position="0% 100%" fo:font-style="normal" fo:text-shadow="none" officeooo:rsid="4385b2e9" style:font-style-asian="normal" style:text-emphasize="none"/>
    </style:style>
    <style:style style:name="T58" style:family="text">
      <style:text-properties style:text-outline="false" style:text-line-through-style="none" style:text-line-through-type="none" style:text-position="0% 100%" fo:font-style="normal" fo:text-shadow="none" officeooo:rsid="42cf03bc" style:font-style-asian="normal" style:text-emphasize="none"/>
    </style:style>
    <style:style style:name="T59" style:family="text">
      <style:text-properties style:text-outline="false" style:text-line-through-style="none" style:text-line-through-type="none" style:text-position="0% 100%" fo:font-style="normal" fo:text-shadow="none" officeooo:rsid="41d59a38" style:font-style-asian="normal" style:font-style-complex="normal" style:text-emphasize="none"/>
    </style:style>
    <style:style style:name="T6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76c64b1" style:font-style-asian="normal" style:text-emphasize="none"/>
    </style:style>
    <style:style style:name="T6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6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21992b" style:font-style-asian="normal" style:text-emphasize="none"/>
    </style:style>
    <style:style style:name="T6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b73fccf" style:font-style-asian="normal" style:text-emphasize="none"/>
    </style:style>
    <style:style style:name="T6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4f05df" style:font-style-asian="normal" style:text-emphasize="none"/>
    </style:style>
    <style:style style:name="T6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385b2e9" style:font-style-asian="normal" style:text-emphasize="none"/>
    </style:style>
    <style:style style:name="T66" style:family="text">
      <style:text-properties style:text-outline="false" style:text-line-through-style="none" style:text-line-through-type="none" style:text-position="0% 100%" style:font-name="標楷體" fo:font-style="normal" fo:text-shadow="none" officeooo:rsid="133bbf48" style:font-style-asian="normal" style:text-emphasize="none"/>
    </style:style>
    <style:style style:name="T67" style:family="text">
      <style:text-properties style:text-outline="false" style:text-line-through-style="none" style:text-line-through-type="none" style:text-position="0% 100%" style:font-name="標楷體" fo:font-style="normal" fo:text-shadow="none" officeooo:rsid="3aa93812" style:font-style-asian="normal" style:text-emphasize="none"/>
    </style:style>
    <style:style style:name="T68" style:family="text">
      <style:text-properties style:text-outline="false" style:text-line-through-style="none" style:text-line-through-type="none" style:text-position="0% 100%" style:font-name="標楷體1" fo:font-style="normal" fo:text-shadow="none" officeooo:rsid="4c43b58b" style:font-style-asian="normal" style:text-emphasize="none"/>
    </style:style>
    <style:style style:name="T69" style:family="text">
      <style:text-properties style:text-outline="false" style:text-line-through-style="none" style:text-line-through-type="none" style:text-position="0% 100%" style:font-name="標楷體1" fo:font-style="normal" fo:text-shadow="none" officeooo:rsid="2aafec86" style:font-style-asian="normal" style:text-emphasize="none"/>
    </style:style>
    <style:style style:name="T70" style:family="text">
      <style:text-properties style:text-outline="false" style:text-line-through-style="none" style:text-line-through-type="none" style:text-position="0% 100%" style:font-name="標楷體1" fo:font-style="normal" fo:text-shadow="none" officeooo:rsid="2b7694b3" style:font-style-asian="normal" style:text-emphasize="none"/>
    </style:style>
    <style:style style:name="T71" style:family="text">
      <style:text-properties style:text-outline="false" style:text-line-through-style="none" style:text-line-through-type="none" style:text-position="0% 100%" style:font-name="標楷體1" fo:font-style="normal" fo:text-shadow="none" officeooo:rsid="2bb65074" style:font-style-asian="normal" style:text-emphasize="none"/>
    </style:style>
    <style:style style:name="T7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7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b73fccf" style:font-style-asian="normal" style:text-emphasize="none"/>
    </style:style>
    <style:style style:name="T74" style:family="text">
      <style:text-properties style:text-outline="false" style:text-line-through-style="none" style:text-line-through-type="none" style:text-position="0% 100%" fo:font-style="italic" fo:text-shadow="none" style:text-underline-style="none" officeooo:rsid="41d59a38" style:font-style-asian="italic" style:font-style-complex="italic" style:text-emphasize="none"/>
    </style:style>
    <style:style style:name="T75" style:family="text">
      <style:text-properties style:font-name="標楷體1"/>
    </style:style>
    <style:style style:name="T76" style:family="text">
      <style:text-properties style:font-name="標楷體1" style:font-name-asian="標楷體1"/>
    </style:style>
    <style:style style:name="T77" style:family="text">
      <style:text-properties style:font-name="標楷體1" officeooo:rsid="0a6d63ec" style:font-name-asian="標楷體1"/>
    </style:style>
    <style:style style:name="T78" style:family="text">
      <style:text-properties style:font-name="標楷體1" style:text-underline-style="solid" style:text-underline-width="auto" style:text-underline-color="font-color"/>
    </style:style>
    <style:style style:name="T79" style:family="text">
      <style:text-properties style:font-name="標楷體1" officeooo:rsid="3449857d"/>
    </style:style>
    <style:style style:name="T80" style:family="text">
      <style:text-properties style:font-name="標楷體1" officeooo:rsid="2968fd3e"/>
    </style:style>
    <style:style style:name="T81" style:family="text">
      <style:text-properties style:font-name="標楷體1" officeooo:rsid="2a524b7f"/>
    </style:style>
    <style:style style:name="T82" style:family="text">
      <style:text-properties officeooo:rsid="3449857d"/>
    </style:style>
    <style:style style:name="T83" style:family="text">
      <style:text-properties style:font-name="Liberation Serif" officeooo:rsid="0a6d63ec" style:font-name-asian="標楷體1"/>
    </style:style>
    <style:style style:name="T84" style:family="text">
      <style:text-properties officeooo:rsid="0a6d63ec"/>
    </style:style>
    <style:style style:name="T85" style:family="text">
      <style:text-properties officeooo:rsid="2f7a955a"/>
    </style:style>
    <style:style style:name="T86" style:family="text">
      <style:text-properties fo:color="#1c1c1c"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87" style:family="text">
      <style:text-properties style:font-name-asian="標楷體1"/>
    </style:style>
    <style:style style:name="T88" style:family="text">
      <style:text-properties style:font-name="標楷體1"/>
    </style:style>
    <style:style style:name="T89" style:family="text">
      <style:text-properties style:font-name="標楷體1" style:text-underline-style="none" style:font-name-asian="標楷體1"/>
    </style:style>
    <style:style style:name="T90" style:family="text">
      <style:text-properties style:font-name="標楷體1" officeooo:rsid="2a54d6c6"/>
    </style:style>
    <style:style style:name="T91" style:family="text">
      <style:text-properties style:font-name="標楷體1" style:text-underline-style="solid" style:text-underline-width="auto" style:text-underline-color="font-color"/>
    </style:style>
    <style:style style:name="T92" style:family="text">
      <style:text-properties style:font-name="標楷體1" style:text-underline-style="solid" style:text-underline-width="auto" style:text-underline-color="font-color" officeooo:rsid="2a54d6c6"/>
    </style:style>
    <style:style style:name="T93" style:family="text">
      <style:text-properties officeooo:rsid="2a464d7f"/>
    </style:style>
    <style:style style:name="T94" style:family="text">
      <style:text-properties officeooo:rsid="2a54d6c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320667767" text:style-name="L1">
        <text:list-item>
          <text:p text:style-name="P3"><text:span text:style-name="T27">_ (第1本</text:span><text:span text:style-name="T13">)</text:span></text:p>
          <text:list>
            <text:list-item>
              <text:p text:style-name="P29"><text:span text:style-name="T8">神</text:span><text:span text:style-name="T13">，</text:span><text:span text:style-name="T41">精神層個體、第</text:span><text:span text:style-name="T17">2</text:span><text:span text:style-name="T41">層級型態個體、</text:span><text:span text:style-name="T14">第二層級法則、意識層法則、精神層法則、精神世界、物質世界</text:span><text:span text:style-name="T13">。</text:span></text:p>
            </text:list-item>
            <text:list-item>
              <text:p text:style-name="P48"><text:span text:style-name="T8">有機率（正在、試圖）監視、控制 的 勢力、存在、個體</text:span><text:span text:style-name="T13">，YouTube、</text:span><text:span text:style-name="T41">派對、戰爭</text:span>。</text:p>
            </text:list-item>
            <text:list-item>
              <text:p text:style-name="P30"><text:span text:style-name="T61">肉質層個體、意識層個體、精神層個體</text:span>，。</text:p>
            </text:list-item>
            <text:list-item>
              <text:p text:style-name="P47"><text:span text:style-name="T1">大規模監控</text:span>，<text:span text:style-name="T41">精準監控、</text:span>電器型大規模監控、史諾登、稜鏡計畫、上游計畫、<text:span text:style-name="T17">側寫、</text:span><text:span text:style-name="T24">profile</text:span>、超能力型大規模監控、超感知、超行為、<text:span text:style-name="T41">劍橋計畫、</text:span><text:span text:style-name="T51">位</text:span><text:span text:style-name="T41">器型大規模監控、位訊號、電訊號、</text:span><text:span text:style-name="T51">聲音、重力波</text:span><text:span text:style-name="T41">、</text:span><text:span text:style-name="T51">光波</text:span><text:span text:style-name="T41">、</text:span><text:span text:style-name="T17">第</text:span><text:span text:style-name="T69">a層級型態</text:span><text:span text:style-name="T41">大規模監控、帶有探照燈的攝影機、</text:span><text:span text:style-name="T52">心電感應、催眠、精神控制、意識控制、寫入腦中感知、竊聽腦中感知、竊聽腦中意識、竊聽腦中思想</text:span><text:span text:style-name="T41">、身體、意識、被害妄想症、精神病患者</text:span>。</text:p>
            </text:list-item>
            <text:list-item>
              <text:p text:style-name="P49"><text:span text:style-name="T72">&lt;_?</text:span><text:span text:style-name="T73">3_&gt;</text:span><text:span text:style-name="T63">個體</text:span>，<text:span text:style-name="T70">大自然、</text:span><text:span text:style-name="T71">獨立思考、群體討論、意識判斷、觀點認定、自由選擇、實際執行</text:span><text:span text:style-name="T70">、聲音、人類、樹木、土壤、地球、月亮、太陽、太陽系、電腦、數學、能量、動物、植物、靜物、行星、衛星、恆星、恆星系、科技、學門、</text:span><text:span text:style-name="T17">質疑</text:span>。</text:p>
            </text:list-item>
          </text:list>
        </text:list-item>
        <text:list-item>
          <text:p text:style-name="P5">大自然<text:span text:style-name="T75"> (第1本)</text:span></text:p>
          <text:list>
            <text:list-item>
              <text:p text:style-name="P6">蜜蜂<text:span text:style-name="T7">，。</text:span></text:p>
            </text:list-item>
          </text:list>
        </text:list-item>
        <text:list-item>
          <text:p text:style-name="P6">反軍事<text:span text:style-name="T76"> (第1本)</text:span></text:p>
          <text:list>
            <text:list-item>
              <text:p text:style-name="P31"><text:span text:style-name="T1">間諜</text:span>，<text:span text:style-name="T85">子彈、彈道、（靶上的）彈痕、領導層型間諜、國民群型間諜、國家型間諜、商業型間諜、政治型間諜、軍事型間諜、電器、</text:span><text:span text:style-name="T41">第</text:span><text:span text:style-name="T18">a</text:span><text:span text:style-name="T41">層級型態個體、</text:span><text:span text:style-name="T44">肉質層型間諜、意識層型間諜、精神層型間諜</text:span><text:span text:style-name="T42">、電</text:span><text:span text:style-name="T44">器</text:span><text:span text:style-name="T42">、</text:span><text:span text:style-name="T66">位</text:span><text:span text:style-name="T44">器</text:span><text:span text:style-name="T42">、電磁波、</text:span><text:span text:style-name="T66">位</text:span><text:span text:style-name="T67">動</text:span><text:span text:style-name="T42">波、</text:span><text:span text:style-name="T20">紅外線</text:span><text:span text:style-name="T42">、可見光、</text:span><text:span text:style-name="T20">紫外線</text:span><text:span text:style-name="T42">、次聲波、聲波、</text:span><text:span text:style-name="T46">超</text:span><text:span text:style-name="T42">音波、聲音、重力波、手機、攝影機</text:span><text:span text:style-name="T44">、麥克風、陀螺儀、</text:span><text:span text:style-name="T23">USB</text:span><text:span text:style-name="T44">孔、觸控螢幕、手機畫面</text:span>。</text:p>
            </text:list-item>
          </text:list>
        </text:list-item>
        <text:list-item>
          <text:p text:style-name="P7">世界學<text:span text:style-name="T76"> (第1本)</text:span></text:p>
          <text:list>
            <text:list-item>
              <text:p text:style-name="P32"><text:span text:style-name="T1">世界學</text:span>，<text:span text:style-name="T16">機械手錶、發條、現象、本質、</text:span><text:span text:style-name="T19">單一本質、瞬間本質、當下本質、整體本質、可能性本質、創造數學工具、河川、上游、下游</text:span>。</text:p>
            </text:list-item>
            <text:list-item>
              <text:p text:style-name="P33"><text:span text:style-name="T1">紅移、紫移</text:span>，超音速、音爆、後移現象。</text:p>
            </text:list-item>
            <text:list-item>
              <text:p text:style-name="P33"><text:span text:style-name="T1">維度</text:span>，線。</text:p>
            </text:list-item>
            <text:list-item>
              <text:p text:style-name="P34"><text:span text:style-name="T9">函數</text:span>，<text:span text:style-name="T40">影子、存在、現象、本質、</text:span><text:span text:style-name="T44">亞里斯多德</text:span>。</text:p>
            </text:list-item>
            <text:list-item>
              <text:p text:style-name="P35"><text:span text:style-name="T60">速度</text:span>，位移、時間。</text:p>
            </text:list-item>
            <text:list-item>
              <text:p text:style-name="P52"><text:span text:style-name="T65">距離</text:span>，<text:span text:style-name="T57">土壤密度、水密度、空氣密度、空間節點密度、時間密度</text:span>。</text:p>
            </text:list-item>
            <text:list-item>
              <text:p text:style-name="P52"><text:span text:style-name="T78">&lt;?</text:span><text:span text:style-name="T92">a&gt;</text:span><text:span text:style-name="T6">個體</text:span>，。</text:p>
            </text:list-item>
          </text:list>
        </text:list-item>
        <text:list-item>
          <text:p text:style-name="P7">物質世界學<text:span text:style-name="T76"> (第1本)</text:span></text:p>
          <text:list>
            <text:list-item>
              <text:p text:style-name="P36"><text:span text:style-name="T1">力</text:span>，<text:span text:style-name="T42">第</text:span><text:span text:style-name="T18">a</text:span><text:span text:style-name="T43">層級宗態譜</text:span>。</text:p>
            </text:list-item>
            <text:list-item>
              <text:p text:style-name="P37"><text:span text:style-name="T62">重力</text:span>，<text:span text:style-name="T42">重力子、第</text:span><text:span text:style-name="T22">3</text:span><text:span text:style-name="T43">層級宗態譜</text:span>。</text:p>
            </text:list-item>
            <text:list-item>
              <text:p text:style-name="P38"><text:span text:style-name="T62">冷次定律</text:span>，摩擦光、摩擦力。</text:p>
            </text:list-item>
          </text:list>
        </text:list-item>
        <text:list-item>
          <text:p text:style-name="P53">社會 (第1本)</text:p>
          <text:list>
            <text:list-item>
              <text:p text:style-name="P8"><text:span text:style-name="T40">內捲</text:span><text:span text:style-name="T29">，</text:span><text:span text:style-name="T7">。</text:span></text:p>
            </text:list-item>
            <text:list-item>
              <text:p text:style-name="P8"><text:span text:style-name="T45">貧窮</text:span><text:span text:style-name="T7">，。</text:span></text:p>
            </text:list-item>
            <text:list-item>
              <text:p text:style-name="P9"><text:span text:style-name="T47">教育</text:span><text:span text:style-name="T7">，</text:span><text:span text:style-name="T30">神職教育、神學、數學、拉丁文</text:span><text:span text:style-name="T7">、</text:span><text:span text:style-name="T30">地動說、豌豆雜交實驗</text:span><text:span text:style-name="T7">。</text:span></text:p>
            </text:list-item>
            <text:list-item>
              <text:p text:style-name="P24">錢<text:span text:style-name="T7">，</text:span><text:span text:style-name="T31">大規模監控、</text:span><text:span text:style-name="T32">精準監控、</text:span><text:span text:style-name="T31">蜜蜂、蜂蜜、蜂農、養蜂人、</text:span><text:span text:style-name="T35">維護大自然</text:span><text:span text:style-name="T31">、</text:span><text:span text:style-name="T33">單一、一小群、一大群、金融系統、金融工具</text:span><text:span text:style-name="T28">、</text:span><text:span text:style-name="T35">賺更多錢、更快賺到錢</text:span><text:span text:style-name="T28">、</text:span><text:span text:style-name="T35">問題、有害的存在、有害的個體、功能、有益的存在、有益的個體、解決問題、優化功能、賺錢、</text:span><text:span text:style-name="T31">存錢、花錢、收取、儲蓄、消費、好德、壞德、有德、缺德、無德、反德、洗錢、詐欺、販賣人口、</text:span><text:span text:style-name="T35">食物、醫療、房租、電費、學費、衛生紙、</text:span><text:span text:style-name="T31">薪資</text:span><text:span text:style-name="T7">。</text:span></text:p>
            </text:list-item>
            <text:list-item>
              <text:p text:style-name="P10">人文主義<text:span text:style-name="T7">，</text:span><text:span text:style-name="T35">數量型人文主義、社會型人文主義</text:span><text:span text:style-name="T7">。</text:span></text:p>
            </text:list-item>
            <text:list-item>
              <text:p text:style-name="P16">資本主義<text:span text:style-name="T7">，洛克。</text:span></text:p>
            </text:list-item>
            <text:list-item>
              <text:p text:style-name="P16">新聞報導<text:span text:style-name="T7">，。</text:span></text:p>
            </text:list-item>
            <text:list-item>
              <text:p text:style-name="P16">愚蠢<text:span text:style-name="T7">，。</text:span></text:p>
            </text:list-item>
            <text:list-item>
              <text:p text:style-name="P17"><text:span text:style-name="T50">孝順</text:span><text:span text:style-name="T7">，。</text:span></text:p>
            </text:list-item>
            <text:list-item>
              <text:p text:style-name="P19"><text:span text:style-name="T50">權威</text:span><text:span text:style-name="T7">，</text:span><text:span text:style-name="T37">米爾格倫電擊實驗</text:span><text:span text:style-name="T7">。</text:span></text:p>
            </text:list-item>
            <text:list-item>
              <text:p text:style-name="P23"><text:span text:style-name="T50">平權</text:span><text:span text:style-name="T7">，</text:span><text:span text:style-name="T35">齊頭型平權、特徵型平權、物種特徵型平權、性別特徵型平權、肉質層健康特徵型平權、體脂肪、肌肉、四肢、五感</text:span><text:span text:style-name="T7">。</text:span></text:p>
            </text:list-item>
            <text:list-item>
              <text:p text:style-name="P28"><text:span text:style-name="T50">民主主義、民粹主義</text:span><text:span text:style-name="T35">，光譜分布、</text:span><text:span text:style-name="T38">好奇知道、信念戰爭</text:span><text:span text:style-name="T7">。</text:span></text:p>
            </text:list-item>
          </text:list>
        </text:list-item>
        <text:list-item>
          <text:p text:style-name="P26"><text:span text:style-name="T75">社會 (第</text:span><text:span text:style-name="T81">2</text:span><text:span text:style-name="T75">本)</text:span></text:p>
          <text:list>
            <text:list-item>
              <text:p text:style-name="P27"><text:span text:style-name="T59">反出生</text:span><text:span text:style-name="T7">，正出生、共生、共存。</text:span></text:p>
            </text:list-item>
          </text:list>
        </text:list-item>
        <text:list-item>
          <text:p text:style-name="P26">哲學<text:span text:style-name="T75"> (第1本)</text:span></text:p>
          <text:list>
            <text:list-item>
              <text:p text:style-name="P21">問題<text:span text:style-name="T7">，數量型問題、社會型問題、</text:span><text:span text:style-name="T34">全體</text:span><text:span text:style-name="T7">型問題、坐標系零點、問題、有害的存在、有害的個體、醫藥用嗎啡、功能、有益的存在、有益的個體、脫水、水中毒、解決問題、提升功能、常德、共德、群德。</text:span></text:p>
            </text:list-item>
            <text:list-item>
              <text:p text:style-name="P22">認定<text:span text:style-name="T7">，真心、心裡、意識、被教育、被催眠、常認定、共認定、群認定、數量型認定、社會型認定、</text:span><text:span text:style-name="T34">全體</text:span><text:span text:style-name="T7">型認定、認知失調、思想失調、決策失調、行動失調、行動、結果、目的。</text:span></text:p>
            </text:list-item>
            <text:list-item>
              <text:p text:style-name="P15">安全<text:span text:style-name="T7">，隱私、控制、電器、</text:span><text:span text:style-name="T31">心靈感應、催眠、精神控制、</text:span><text:span text:style-name="T36">偷窺、竊聽、控制</text:span><text:span text:style-name="T7">。</text:span></text:p>
            </text:list-item>
            <text:list-item>
              <text:p text:style-name="P25"><text:span text:style-name="T58">正義</text:span><text:span text:style-name="T7">，維持正義、</text:span><text:span text:style-name="T36">內捲、</text:span><text:span text:style-name="T7">執行正義、削足適履、指鹿為馬、</text:span><text:span text:style-name="T36">數量型正義、社會型正義、全體型正義</text:span><text:span text:style-name="T7">、天</text:span><text:span text:style-name="T36">動說、本輪、</text:span><text:span text:style-name="T7">古雅典人、</text:span><text:span text:style-name="T36">蘇格拉底</text:span><text:span text:style-name="T7">。</text:span></text:p>
            </text:list-item>
          </text:list>
        </text:list-item>
        <text:list-item>
          <text:p text:style-name="P11"><text:span text:style-name="T83">時空</text:span><text:span text:style-name="T77">旅行 (第1本)</text:span></text:p>
          <text:list>
            <text:list-item>
              <text:p text:style-name="P39"><text:span text:style-name="T3">時空旅行的 悖論</text:span><text:span text:style-name="T84">，</text:span>。</text:p>
            </text:list-item>
          </text:list>
        </text:list-item>
        <text:list-item>
          <text:p text:style-name="P12"><text:span text:style-name="T49">德</text:span><text:span text:style-name="T12"> (第1本)</text:span></text:p>
          <text:list>
            <text:list-item>
              <text:p text:style-name="P18"><text:span text:style-name="T49">道、德</text:span><text:span text:style-name="T7">，</text:span><text:span text:style-name="T35">政府、領導層、官方權力、超能力者</text:span><text:span text:style-name="T7">。</text:span></text:p>
            </text:list-item>
            <text:list-item>
              <text:p text:style-name="P20"><text:bookmark-start text:name="常德、共德"/>常德、共德<text:bookmark-end text:name="常德、共德"/>、群德<text:span text:style-name="T7">，常識、共識、維護大自然、數量型群德、社會型群德、</text:span><text:span text:style-name="T34">全體</text:span><text:span text:style-name="T7">型群德、不發出聲音的吃東西、服從政府、監督政府、品德、靜態、先天、內在本能、教養、動態、後天、外在傳承、總德 =</text:span><text:span text:style-name="T89">（x%）品德 +（100% - x%）教養</text:span><text:span text:style-name="T7">。</text:span></text:p>
            </text:list-item>
          </text:list>
        </text:list-item>
        <text:list-item>
          <text:p text:style-name="P8">數學<text:span text:style-name="T76"> (第1本)</text:span></text:p>
          <text:list>
            <text:list-item>
              <text:p text:style-name="P39"><text:span text:style-name="T1">微積分</text:span>，。</text:p>
            </text:list-item>
            <text:list-item>
              <text:p text:style-name="P50"><text:span text:style-name="T10">次方坐標系</text:span>，分形、<text:span text:style-name="T25">直角座標系、極座標系、圓柱座標系、</text:span><text:span text:style-name="T53">重心</text:span><text:span text:style-name="T26">座標系、</text:span><text:span text:style-name="T54">放射狀型</text:span><text:span text:style-name="T25">座標系</text:span>。</text:p>
            </text:list-item>
            <text:list-item>
              <text:p text:style-name="P51"><text:span text:style-name="T61">第</text:span><text:span text:style-name="T11">a</text:span><text:span text:style-name="T61">層級</text:span><text:span text:style-name="T64">座標系</text:span>，<text:span text:style-name="T55">座標系</text:span><text:span text:style-name="T56">層級、符號層級</text:span>。</text:p>
            </text:list-item>
          </text:list>
        </text:list-item>
        <text:list-item>
          <text:p text:style-name="P13">歷史<text:span text:style-name="T76"> (第1本)</text:span></text:p>
          <text:list>
            <text:list-item>
              <text:p text:style-name="P40"><text:span text:style-name="T1">人類文明的 實驗</text:span>，。</text:p>
            </text:list-item>
            <text:list-item>
              <text:p text:style-name="P40"><text:span text:style-name="T1">文藝復興</text:span>，。</text:p>
            </text:list-item>
            <text:list-item>
              <text:p text:style-name="P41"><text:span text:style-name="T4">啟蒙運動</text:span>，<text:span text:style-name="T82">立法、法律、教育、權限（</text:span><text:span text:style-name="T21">Power limit</text:span><text:span text:style-name="T47">）、人權、生命權、隱私權、空閒時間、空閒時空、無兵伐勢、神權制、獨裁制、君主制、共和制、金權制、錢、金融系統、人質症候群、</text:span><text:span text:style-name="T48">柏拉圖、洞穴理論</text:span><text:span text:style-name="T47">、群體制、人體</text:span>。</text:p>
            </text:list-item>
            <text:list-item>
              <text:p text:style-name="P42"><text:span text:style-name="T2">科舉</text:span><text:span text:style-name="T82">，</text:span>。</text:p>
            </text:list-item>
          </text:list>
        </text:list-item>
        <text:list-item>
          <text:p text:style-name="P4"><text:span text:style-name="T76">歷史人物 （第1本</text:span><text:span text:style-name="T87">）</text:span></text:p>
          <text:list>
            <text:list-item>
              <text:p text:style-name="P42"><text:span text:style-name="T78">商鞅</text:span><text:span text:style-name="T75">，法家、</text:span><text:span text:style-name="T79">商君書</text:span><text:span text:style-name="T75">。</text:span></text:p>
            </text:list-item>
            <text:list-item>
              <text:p text:style-name="P42"><text:span text:style-name="T78">蘇格拉底</text:span><text:span text:style-name="T75">，愛因斯坦、</text:span><text:span text:style-name="T82">思想實驗</text:span><text:span text:style-name="T75">。</text:span></text:p>
            </text:list-item>
            <text:list-item>
              <text:p text:style-name="P43"><text:span text:style-name="T2">柏拉圖</text:span><text:span text:style-name="T75">，。</text:span></text:p>
            </text:list-item>
            <text:list-item>
              <text:p text:style-name="P44"><text:span text:style-name="T5">亞里斯多德</text:span><text:span text:style-name="T75">，快樂、</text:span><text:span text:style-name="T85">賦予意義、認定有意義、認定有價值</text:span><text:span text:style-name="T75">。</text:span></text:p>
            </text:list-item>
            <text:list-item>
              <text:p text:style-name="P43"><text:span text:style-name="T78">尼采</text:span><text:span text:style-name="T75">，。</text:span></text:p>
            </text:list-item>
          </text:list>
        </text:list-item>
        <text:list-item>
          <text:p text:style-name="P14"><text:span text:style-name="T75">精神世界學 （第</text:span><text:span text:style-name="T80">1本</text:span><text:span text:style-name="T75">）</text:span></text:p>
          <text:list>
            <text:list-item>
              <text:p text:style-name="P45"><text:span text:style-name="T60">受到 精神層個體、超能力個體 影響 有機率出現的 現象</text:span><text:span text:style-name="T75">，</text:span><text:span text:style-name="T15">Y</text:span><text:span text:style-name="T16">ouTube、手機、機械手錶</text:span><text:span text:style-name="T86">、函數</text:span><text:span text:style-name="T16">、發條</text:span><text:span text:style-name="T75">。</text:span></text:p>
            </text:list-item>
            <text:list-item>
              <text:p text:style-name="P46"><text:span text:style-name="T78">精神世界學</text:span><text:span text:style-name="T75">，</text:span><text:span text:style-name="T40">記錄、好奇、探索、思考、質疑、驗證、傳承、</text:span><text:span text:style-name="T41">精神世界學、</text:span><text:span text:style-name="T14">物質世界</text:span><text:span text:style-name="T41">學</text:span><text:span text:style-name="T75">。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4T11:29:08.329000000</dc:date>
    <meta:editing-duration>P210DT15H56M14S</meta:editing-duration>
    <meta:editing-cycles>10030</meta:editing-cycles>
    <meta:document-statistic meta:table-count="0" meta:image-count="0" meta:object-count="0" meta:page-count="1" meta:paragraph-count="66" meta:word-count="1987" meta:character-count="2133" meta:non-whitespace-character-count="2101"/>
  </office:meta>
</office:document-meta>
</file>